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8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14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5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4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7"><text:tab/>;;;;;;;;;;;;;defw beanhere+room</text:p>
      <text:p text:style-name="P47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39"><text:tab/>if computer=spectrum</text:p>
      <text:p text:style-name="P39"><text:tab/>org beforerelocate</text:p>
      <text:p text:style-name="P39"><text:tab/>endif</text:p>
      <text:p text:style-name="P14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39"><text:tab/>call store_sprite_vars1</text:p>
      <text:p text:style-name="P14"><text:tab/>call plotattris</text:p>
      <text:p text:style-name="P14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4"/>
      <text:p text:style-name="P51"><text:tab/>xor a</text:p>
      <text:p text:style-name="P51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1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6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60">contmaingamelp</text:p>
      <text:p text:style-name="P60"><text:tab/>if computer=spectrum</text:p>
      <text:p text:style-name="P51"><text:tab/>ld a,2*32</text:p>
      <text:p text:style-name="P51"><text:tab/>endif</text:p>
      <text:p text:style-name="P51"><text:tab/>if computer=amstrad</text:p>
      <text:p text:style-name="P51"><text:tab/>ld a,67</text:p>
      <text:p text:style-name="P51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1"><text:tab/>ld a,2</text:p>
      <text:p text:style-name="P67"><text:tab/>call finishmusic</text:p>
      <text:p text:style-name="P3"/>
      <text:p text:style-name="P51"><text:tab/>ld a,1</text:p>
      <text:p text:style-name="P51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0"><text:tab/>call flipscreenrou</text:p>
      <text:p text:style-name="P51"><text:tab/>xor a</text:p>
      <text:p text:style-name="P51"><text:tab/>ld (upsidedown),a</text:p>
      <text:p text:style-name="P51"/>
      <text:p text:style-name="P51"><text:tab/>if computer=amstrad</text:p>
      <text:p text:style-name="P51"><text:tab/>call turnoff</text:p>
      <text:p text:style-name="P51"><text:tab/>endif</text:p>
      <text:p text:style-name="P51"><text:tab/>if computer=spectrum</text:p>
      <text:p text:style-name="P51"><text:tab/>ld a,(ifmem128)</text:p>
      <text:p text:style-name="P51"><text:tab/>and a</text:p>
      <text:p text:style-name="P51"><text:tab/>jr z,onlylittle</text:p>
      <text:p text:style-name="P51"><text:tab/>call ramon</text:p>
      <text:p text:style-name="P51"><text:tab/>call turnoff</text:p>
      <text:p text:style-name="P51"><text:tab/>call ramoff</text:p>
      <text:p text:style-name="P51">onlylittle</text:p>
      <text:p text:style-name="P51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1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3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1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1"><text:tab/>push ix</text:p>
      <text:p text:style-name="P14"><text:tab/>ld hl,resetrous</text:p>
      <text:p text:style-name="P14"><text:tab/>call z,jumptoroutine</text:p>
      <text:p text:style-name="P51"><text:tab/>pop ix</text:p>
      <text:p text:style-name="P32">notprintyet</text:p>
      <text:p text:style-name="P61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1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1"><text:tab/>push ix</text:p>
      <text:p text:style-name="P14"><text:tab/>ld hl,movingrous</text:p>
      <text:p text:style-name="P14"><text:tab/>call z,jumptoroutine</text:p>
      <text:p text:style-name="P51"><text:tab/>pop ix</text:p>
      <text:p text:style-name="P32">notinthisroom</text:p>
      <text:p text:style-name="P61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7"><text:tab/>;;;checks if dizzy is in the box</text:p>
      <text:p text:style-name="P67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32">collidewithdizzy3</text:p>
      <text:p text:style-name="P61"><text:tab/><text:tab/>;;destroys <text:s/>ALL </text:p>
      <text:p text:style-name="P51"><text:tab/>ld l,(ix+0)</text:p>
      <text:p text:style-name="P51"><text:tab/>ld h,(ix+1)</text:p>
      <text:p text:style-name="P51"><text:tab/>jr joincollide</text:p>
      <text:p text:style-name="P32">collidewithdizzy16</text:p>
      <text:p text:style-name="P61"><text:tab/><text:tab/>;;destroys <text:s/>ALL </text:p>
      <text:p text:style-name="P51"><text:tab/>ld l,(ix+movex)</text:p>
      <text:p text:style-name="P51"><text:tab/>ld h,(ix+movey)</text:p>
      <text:p text:style-name="P51"><text:tab/>ld a,(ix+movefrm)</text:p>
      <text:p text:style-name="P51"/>
      <text:p text:style-name="P61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1"><text:tab/>if seeproxbox=0</text:p>
      <text:p text:style-name="P51">proximitycollide</text:p>
      <text:p text:style-name="P51"><text:tab/>endif</text:p>
      <text:p text:style-name="P61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4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1"><text:tab/>and %01000111</text:p>
      <text:p text:style-name="P14"><text:tab/>ld (frmattri),a</text:p>
      <text:p text:style-name="P51"><text:tab/>ld a,(ix+colour)</text:p>
      <text:p text:style-name="P51"><text:tab/>rlca</text:p>
      <text:p text:style-name="P51"><text:tab/>and 1</text:p>
      <text:p text:style-name="P51"><text:tab/>ld (frmreverse),a</text:p>
      <text:p text:style-name="P51"><text:tab/>ld a,(ix+colour)</text:p>
      <text:p text:style-name="P51"><text:soft-page-break/><text:tab/>and %00001000</text:p>
      <text:p text:style-name="P51"><text:tab/>rrca</text:p>
      <text:p text:style-name="P51"><text:tab/>rrca</text:p>
      <text:p text:style-name="P51"><text:tab/>rrca</text:p>
      <text:p text:style-name="P51"><text:tab/>ld (frmplotpatch+1),a</text:p>
      <text:p text:style-name="P39"><text:tab/>call findfrmsize</text:p>
      <text:p text:style-name="P48"><text:tab/>bit 5,(ix+colour)</text:p>
      <text:p text:style-name="P48"><text:tab/>call z,plotattris1</text:p>
      <text:p text:style-name="P41">frmplotpatch</text:p>
      <text:p text:style-name="P41"><text:tab/>ld a,1</text:p>
      <text:p text:style-name="P39"><text:tab/>ld (frmplot),a</text:p>
      <text:p text:style-name="P14"><text:tab/>call frame</text:p>
      <text:p text:style-name="P51"><text:tab/>pop ix</text:p>
      <text:p text:style-name="P51"><text:tab/>push ix</text:p>
      <text:p text:style-name="P48"><text:tab/>bit 5,(ix+colour)</text:p>
      <text:p text:style-name="P48"><text:tab/>call nz,plotattris2</text:p>
      <text:p text:style-name="P51"><text:tab/>pop ix</text:p>
      <text:p text:style-name="P14"><text:tab/>ret</text:p>
      <text:p text:style-name="P3"/>
      <text:p text:style-name="P50">plotattris1</text:p>
      <text:p text:style-name="P50"><text:tab/>bit 4,(ix+colour)</text:p>
      <text:p text:style-name="P48"><text:tab/>ret nz</text:p>
      <text:p text:style-name="P48"><text:tab/>xor a</text:p>
      <text:p text:style-name="P48"><text:tab/>ld (frmplot),a</text:p>
      <text:p text:style-name="P48"><text:tab/>jp plotattris</text:p>
      <text:p text:style-name="P48">plotattris2<text:tab/>bit 4,(ix+colour)</text:p>
      <text:p text:style-name="P48"><text:tab/>ret nz</text:p>
      <text:p text:style-name="P48"><text:tab/>xor a</text:p>
      <text:p text:style-name="P48"><text:tab/>ld (frmplot),a</text:p>
      <text:p text:style-name="P48"><text:tab/>ld a,7+64</text:p>
      <text:p text:style-name="P48"><text:tab/>ld (frmattri),a</text:p>
      <text:p text:style-name="P48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0">killdizzy</text:p>
      <text:p text:style-name="P50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48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1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1"><text:tab/>push ix</text:p>
      <text:p text:style-name="P51"><text:tab/>ld a,5</text:p>
      <text:p text:style-name="P51"><text:tab/>call starttune</text:p>
      <text:p text:style-name="P14"><text:tab/>ld hl,youfoundcoinmess</text:p>
      <text:p text:style-name="P14"><text:tab/>call windowrou</text:p>
      <text:p text:style-name="P51"><text:tab/>pop ix</text:p>
      <text:p text:style-name="P32">notovercoin</text:p>
      <text:p text:style-name="P61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2"><text:tab/>push bc</text:p>
      <text:p text:style-name="P51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39"><text:tab/>call store_sprite_vars</text:p>
      <text:p text:style-name="P14"><text:tab/>call frame</text:p>
      <text:p text:style-name="P51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1"><text:tab/>ld de,3</text:p>
      <text:p text:style-name="P51"><text:tab/>add ix,de</text:p>
      <text:p text:style-name="P51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1"><text:tab/>ld b,a</text:p>
      <text:p text:style-name="P31">updateflamelp</text:p>
      <text:p text:style-name="P52"><text:tab/>push bc</text:p>
      <text:p text:style-name="P14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2"><text:tab/>ld de,3</text:p>
      <text:p text:style-name="P51"><text:tab/>add ix,de</text:p>
      <text:p text:style-name="P51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4"><text:tab/>ld e,(ix+0)</text:p>
      <text:p text:style-name="P14"><text:tab/>ld l,(ix+1)</text:p>
      <text:p text:style-name="P14"><text:tab/>ld a,115</text:p>
      <text:p text:style-name="P52">simprintflame</text:p>
      <text:p text:style-name="P52"><text:tab/>push ix</text:p>
      <text:p text:style-name="P39"><text:tab/>call store_sprite_vars</text:p>
      <text:p text:style-name="P14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39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69">turnonfullbucket</text:p>
      <text:p text:style-name="P6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70">proxmtbucketrou</text:p>
      <text:p text:style-name="P70"><text:tab/>ld (ix+room),255</text:p>
      <text:p text:style-name="P68"><text:tab/>ld (ix+turnonfullbucket),60</text:p>
      <text:p text:style-name="P68"><text:tab/>ld hl,fillbucketmess</text:p>
      <text:p text:style-name="P68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2"><text:tab/>pop hl</text:p>
      <text:p text:style-name="P51"><text:tab/>ld hl,lookatpicturemess</text:p>
      <text:p text:style-name="P51"><text:tab/>if computer=spectrum</text:p>
      <text:p text:style-name="P51"><text:tab/>ld a,1</text:p>
      <text:p text:style-name="P51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<text:span text:style-name="T1">jp dotreasurepic</text:span>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7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5">scrolledbyte</text:p>
      <text:p text:style-name="P45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5">movestartdown</text:p>
      <text:p text:style-name="P45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5">storenewfrmloc</text:p>
      <text:p text:style-name="P45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5">storeplotbyte</text:p>
      <text:p text:style-name="P45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5">storeplot</text:p>
      <text:p text:style-name="P45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5">frmylp</text:p>
      <text:p text:style-name="P45"><text:tab/>ld l,(ix+0)</text:p>
      <text:p text:style-name="P39"><text:tab/>inc ix</text:p>
      <text:p text:style-name="P39"><text:tab/>ld h,(ix+0)</text:p>
      <text:p text:style-name="P39"><text:tab/>inc ix</text:p>
      <text:p text:style-name="P45">addacross</text:p>
      <text:p text:style-name="P45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5">plotbytepatch</text:p>
      <text:p text:style-name="P45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5">spritepatch</text:p>
      <text:p text:style-name="P45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5">addtodef</text:p>
      <text:p text:style-name="P45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5">revbyte</text:p>
      <text:p text:style-name="P45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5">onhalfspacing1</text:p>
      <text:p text:style-name="P45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5"><text:soft-page-break/>onhalfdir</text:p>
      <text:p text:style-name="P45"><text:tab/>and a</text:p>
      <text:p text:style-name="P39"><text:tab/>jp z,storecallpatch</text:p>
      <text:p text:style-name="P39"><text:tab/>ld hl,plotlinedirrev</text:p>
      <text:p text:style-name="P39"/>
      <text:p text:style-name="P45">storecallpatch</text:p>
      <text:p text:style-name="P45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5">frmylp1</text:p>
      <text:p text:style-name="P45"><text:tab/>ld l,(ix+0)</text:p>
      <text:p text:style-name="P39"><text:tab/>inc ix</text:p>
      <text:p text:style-name="P39"><text:tab/>ld h,(ix+0)</text:p>
      <text:p text:style-name="P39"><text:tab/>inc ix</text:p>
      <text:p text:style-name="P45">addacross1</text:p>
      <text:p text:style-name="P45"><text:tab/>ld bc,0000<text:tab/>;patched</text:p>
      <text:p text:style-name="P39"><text:tab/>add hl,bc</text:p>
      <text:p text:style-name="P39"/>
      <text:p text:style-name="P45">acrosshalf</text:p>
      <text:p text:style-name="P45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5">plotlinepatch</text:p>
      <text:p text:style-name="P45"><text:tab/>call plotlinexor</text:p>
      <text:p text:style-name="P39"/>
      <text:p text:style-name="P39"/>
      <text:p text:style-name="P39"><text:tab/>ex de,hl</text:p>
      <text:p text:style-name="P45">addtodef1</text:p>
      <text:p text:style-name="P45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5">plotlinexor</text:p>
      <text:p text:style-name="P45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5">leftsidexor</text:p>
      <text:p text:style-name="P45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5">rightsidexor</text:p>
      <text:p text:style-name="P45"><text:tab/>ld a,c</text:p>
      <text:p text:style-name="P45">rightsidexor1</text:p>
      <text:p text:style-name="P45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5">plotlinedir</text:p>
      <text:p text:style-name="P45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5">leftsidedir</text:p>
      <text:p text:style-name="P45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rightsidedir</text:p>
      <text:p text:style-name="P45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5">plotlinexorrev</text:p>
      <text:p text:style-name="P45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5">leftsidexorrev</text:p>
      <text:p text:style-name="P45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rightsidexorrev</text:p>
      <text:p text:style-name="P45"><text:tab/>ld a,c</text:p>
      <text:p text:style-name="P45">rightsidexorrev1</text:p>
      <text:p text:style-name="P45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5">plotlinedirrev</text:p>
      <text:p text:style-name="P45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5">leftsidedirrev</text:p>
      <text:p text:style-name="P45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<text:soft-page-break/>rightsidedirrev</text:p>
      <text:p text:style-name="P45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39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8"><text:tab/>ld a,(roomno)</text:p>
      <text:p text:style-name="P48"><text:tab/>cp 3</text:p>
      <text:p text:style-name="P48"><text:tab/>ld a,%01000111</text:p>
      <text:p text:style-name="P48"><text:tab/>jp nz,clearattris</text:p>
      <text:p text:style-name="P48"><text:tab/>ld a,%01000010</text:p>
      <text:p text:style-name="P48"><text:tab/>jp clearattris</text:p>
      <text:p text:style-name="P14"/>
      <text:p text:style-name="P14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4"><text:tab/>ret</text:p>
      <text:p text:style-name="P14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4">mend<text:tab/>equ 0</text:p>
      <text:p text:style-name="P14"><text:soft-page-break/>mxy<text:tab/>equ 128</text:p>
      <text:p text:style-name="P39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39">;;mx<text:tab/>equ 7</text:p>
      <text:p text:style-name="P39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39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1"><text:tab/>call openwindow<text:tab/></text:p>
      <text:p text:style-name="P51"><text:tab/>call flipifnecessary</text:p>
      <text:p text:style-name="P14"><text:tab/>call prtmessage1</text:p>
      <text:p text:style-name="P51"><text:tab/>call flipifnecessary</text:p>
      <text:p text:style-name="P51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3">changexy</text:p>
      <text:p text:style-name="P49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1"><text:tab/>ld a,6</text:p>
      <text:p text:style-name="P51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39"><text:tab/>if computer=amstrad</text:p>
      <text:p text:style-name="P39"><text:tab/>sla a</text:p>
      <text:p text:style-name="P39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39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39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4">inkey</text:p>
      <text:p text:style-name="P44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4">inkeypatch</text:p>
      <text:p text:style-name="P44"><text:tab/>res 0,b</text:p>
      <text:p text:style-name="P39"><text:tab/>in a,(c)</text:p>
      <text:p text:style-name="P44">inkeypat1</text:p>
      <text:p text:style-name="P44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4">kempston</text:p>
      <text:p text:style-name="P44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4">inkeypat2</text:p>
      <text:p text:style-name="P44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4">inkey</text:p>
      <text:p text:style-name="P44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4">kpatch</text:p>
      <text:p text:style-name="P44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4">getkeybyte</text:p>
      <text:p text:style-name="P44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4">getkeyslp</text:p>
      <text:p text:style-name="P44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4">reskey</text:p>
      <text:p text:style-name="P44"><text:tab/>and a</text:p>
      <text:p text:style-name="P39"><text:tab/>jr restofkey</text:p>
      <text:p text:style-name="P44">setkey</text:p>
      <text:p text:style-name="P44"><text:tab/>scf</text:p>
      <text:p text:style-name="P44">restofkey</text:p>
      <text:p text:style-name="P44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4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4">checkkemlp</text:p>
      <text:p text:style-name="P44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4">fitted</text:p>
      <text:p text:style-name="P44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1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39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6">roomsetuplp</text:p>
      <text:p text:style-name="P29"><text:tab/>ld hl,roomdata</text:p>
      <text:p text:style-name="P39"><text:tab/>ld a,(roomno)</text:p>
      <text:p text:style-name="P39"><text:tab/>cp 127</text:p>
      <text:p text:style-name="P39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39"><text:tab/>if computer=spectrum<text:tab/></text:p>
      <text:p text:style-name="P46">coinsmess</text:p>
      <text:p text:style-name="P46"><text:tab/>defb mpen+6,mxy+46,8</text:p>
      <text:p text:style-name="P46">noofcoinsmess</text:p>
      <text:p text:style-name="P46"><text:tab/>defb 0,0,mend</text:p>
      <text:p text:style-name="P39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59"><text:tab/>push ix</text:p>
      <text:p text:style-name="P14"><text:tab/>call resetuproom</text:p>
      <text:p text:style-name="P51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1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1">poscheat<text:tab/>defb 0</text:p>
      <text:p text:style-name="P14">oldclock<text:tab/>defb 0</text:p>
      <text:p text:style-name="P14"><text:soft-page-break/>clock<text:tab/>defb 0</text:p>
      <text:p text:style-name="P51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1">colourtable<text:tab/>defb 2,3,4,5,6,5,4,3</text:p>
      <text:p text:style-name="P3">lastkeybyte<text:tab/>defb 0</text:p>
      <text:p text:style-name="P14">tryputdownvar<text:tab/>defb 0</text:p>
      <text:p text:style-name="P51">flipscreen<text:tab/>defb 0</text:p>
      <text:p text:style-name="P51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7"><text:tab/>if computer=spectrum</text:p>
      <text:p text:style-name="P67"><text:tab/>ld hl,attritable</text:p>
      <text:p text:style-name="P67"><text:tab/>ld (newattrihere1+1),hl</text:p>
      <text:p text:style-name="P67"><text:tab/>call updatedizzy1</text:p>
      <text:p text:style-name="P67"><text:tab/>ld hl,screenattritable</text:p>
      <text:p text:style-name="P67"><text:tab/>ld (newattrihere1+1),hl</text:p>
      <text:p text:style-name="P67"><text:tab/>ret</text:p>
      <text:p text:style-name="P67"><text:tab/>endif</text:p>
      <text:p text:style-name="P3"/>
      <text:p text:style-name="P3"><text:span text:style-name="T2">updatedizzy1</text:span><text:tab/></text:p>
      <text:p text:style-name="P59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21:16:31.052845367</dc:date>
    <meta:editing-duration>P2DT7H18M59S</meta:editing-duration>
    <meta:editing-cycles>190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